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18cm" svg:stroke-color="#000000" draw:marker-start-width="0.226cm" draw:marker-end-width="0.226cm" draw:fill="solid" draw:fill-color="#bce4e5" draw:textarea-horizontal-align="justify" draw:textarea-vertical-align="middle" draw:auto-grow-height="false" fo:min-height="56.178cm" fo:min-width="55.93cm" fo:padding-top="0.133cm" fo:padding-bottom="0.133cm" fo:padding-left="0.258cm" fo:padding-right="0.258cm"/>
    </style:style>
    <style:style style:name="gr2" style:family="graphic" style:parent-style-name="standard">
      <style:graphic-properties draw:stroke="none" svg:stroke-width="0.018cm" svg:stroke-color="#000000" draw:marker-start-width="0.226cm" draw:marker-end-width="0.226cm" draw:fill="solid" draw:fill-color="#ffffff" draw:textarea-horizontal-align="justify" draw:textarea-vertical-align="middle" draw:auto-grow-height="false" fo:min-height="56.18cm" fo:min-width="55.93cm" fo:padding-top="0.133cm" fo:padding-bottom="0.133cm" fo:padding-left="0.258cm" fo:padding-right="0.258cm"/>
    </style:style>
    <style:style style:name="gr3" style:family="graphic" style:parent-style-name="standard">
      <style:graphic-properties svg:stroke-width="0.018cm" svg:stroke-color="#000000" draw:marker-start-width="0.226cm" draw:marker-end-width="0.226cm" draw:fill="solid" draw:fill-color="#ffffff" draw:textarea-horizontal-align="justify" draw:textarea-vertical-align="middle" draw:auto-grow-height="false" fo:min-height="56.196cm" fo:min-width="55.946cm" fo:padding-top="0.133cm" fo:padding-bottom="0.133cm" fo:padding-left="0.258cm" fo:padding-right="0.258cm"/>
    </style:style>
    <style:style style:name="gr4" style:family="graphic" style:parent-style-name="standard">
      <style:graphic-properties draw:stroke="solid" svg:stroke-width="0.882cm" svg:stroke-color="#000000" draw:marker-start-width="1.288cm" draw:marker-end-width="1.288cm" draw:stroke-linejoin="miter" draw:fill="none" draw:fill-color="#000000" fo:padding-top="0.483cm" fo:padding-bottom="0.483cm" fo:padding-left="0.608cm" fo:padding-right="0.608cm"/>
    </style:style>
    <style:style style:name="gr5" style:family="graphic" style:parent-style-name="standard">
      <style:graphic-properties draw:stroke="none" svg:stroke-width="0.018cm" svg:stroke-color="#000000" draw:marker-start-width="0.226cm" draw:marker-end-width="0.226cm" draw:fill="solid" draw:fill-color="#000000" draw:textarea-vertical-align="middle" fo:padding-top="0.133cm" fo:padding-bottom="0.133cm" fo:padding-left="0.258cm" fo:padding-right="0.258cm"/>
    </style:style>
    <style:style style:name="gr6" style:family="graphic" style:parent-style-name="standard">
      <style:graphic-properties draw:stroke="none" svg:stroke-width="0.018cm" svg:stroke-color="#000000" draw:marker-start-width="0.225cm" draw:marker-end-width="0.225cm" draw:fill="solid" draw:fill-color="#000000" draw:textarea-vertical-align="middle" fo:padding-top="0.132cm" fo:padding-bottom="0.132cm" fo:padding-left="0.257cm" fo:padding-right="0.257cm"/>
    </style:style>
    <style:style style:name="gr7" style:family="graphic" style:parent-style-name="standard">
      <style:graphic-properties draw:stroke="solid" svg:stroke-width="0.882cm" svg:stroke-color="#000000" draw:marker-start-width="1.288cm" draw:marker-end-width="1.288cm" draw:stroke-linejoin="miter" draw:fill="solid" draw:fill-color="#ed1c24" fo:padding-top="0.483cm" fo:padding-bottom="0.483cm" fo:padding-left="0.608cm" fo:padding-right="0.608cm"/>
    </style:style>
    <style:style style:name="gr8" style:family="graphic" style:parent-style-name="standard">
      <style:graphic-properties draw:stroke="solid" svg:stroke-width="0.882cm" svg:stroke-color="#0099b0" draw:marker-start-width="1.288cm" draw:marker-end-width="1.288cm" draw:stroke-linejoin="miter" draw:fill="solid" draw:fill-color="#ffffff" fo:padding-top="0.483cm" fo:padding-bottom="0.483cm" fo:padding-left="0.608cm" fo:padding-right="0.608cm"/>
    </style:style>
    <style:style style:name="gr9" style:family="graphic" style:parent-style-name="standard">
      <style:graphic-properties draw:stroke="none" svg:stroke-width="0.018cm" svg:stroke-color="#000000" draw:marker-start-width="0.226cm" draw:marker-end-width="0.226cm" draw:fill="solid" draw:fill-color="#0099b0" draw:textarea-vertical-align="middle" fo:padding-top="0.133cm" fo:padding-bottom="0.133cm" fo:padding-left="0.258cm" fo:padding-right="0.258cm"/>
    </style:style>
    <style:style style:name="gr10" style:family="graphic" style:parent-style-name="standard">
      <style:graphic-properties draw:stroke="none" svg:stroke-width="0.018cm" svg:stroke-color="#000000" draw:marker-start-width="0.225cm" draw:marker-end-width="0.225cm" draw:fill="solid" draw:fill-color="#0099b0" draw:textarea-vertical-align="middle" fo:padding-top="0.132cm" fo:padding-bottom="0.132cm" fo:padding-left="0.257cm" fo:padding-right="0.257cm"/>
    </style:style>
    <style:style style:name="gr11" style:family="graphic" style:parent-style-name="standard">
      <style:graphic-properties svg:stroke-width="0.018cm" svg:stroke-color="#000000" draw:marker-start-width="0.226cm" draw:marker-end-width="0.226cm" draw:fill="solid" draw:fill-color="#ffffff" draw:textarea-horizontal-align="justify" draw:textarea-vertical-align="middle" draw:auto-grow-height="false" fo:min-height="56.18cm" fo:min-width="55.93cm" fo:padding-top="0.133cm" fo:padding-bottom="0.133cm" fo:padding-left="0.258cm" fo:padding-right="0.258cm"/>
    </style:style>
    <style:style style:name="gr12" style:family="graphic" style:parent-style-name="standard">
      <style:graphic-properties draw:stroke="none" svg:stroke-width="0.882cm" svg:stroke-color="#000000" draw:marker-start-width="1.288cm" draw:marker-end-width="1.288cm" draw:stroke-linejoin="miter" draw:fill="solid" draw:fill-color="#000000" fo:padding-top="0.483cm" fo:padding-bottom="0.483cm" fo:padding-left="0.608cm" fo:padding-right="0.608cm"/>
    </style:style>
    <style:style style:name="gr13" style:family="graphic" style:parent-style-name="standard">
      <style:graphic-properties svg:stroke-width="0.018cm" svg:stroke-color="#000000" draw:marker-start-width="0.226cm" draw:marker-end-width="0.226cm" draw:fill="solid" draw:fill-color="#000000" draw:textarea-horizontal-align="justify" draw:textarea-vertical-align="middle" draw:auto-grow-height="false" fo:min-height="56.18cm" fo:min-width="55.93cm" fo:padding-top="0.133cm" fo:padding-bottom="0.133cm" fo:padding-left="0.258cm" fo:padding-right="0.258cm"/>
    </style:style>
    <style:style style:name="gr14" style:family="graphic" style:parent-style-name="standard">
      <style:graphic-properties draw:stroke="none" svg:stroke-width="0.882cm" svg:stroke-color="#000000" draw:marker-start-width="1.288cm" draw:marker-end-width="1.288cm" draw:stroke-linejoin="miter" draw:fill="solid" draw:fill-color="#ffffff" fo:padding-top="0.483cm" fo:padding-bottom="0.483cm" fo:padding-left="0.608cm" fo:padding-right="0.608cm"/>
    </style:style>
    <style:style style:name="gr15" style:family="graphic" style:parent-style-name="standard">
      <style:graphic-properties draw:stroke="none" svg:stroke-width="0.018cm" svg:stroke-color="#000000" draw:marker-start-width="0.226cm" draw:marker-end-width="0.226cm" draw:fill="solid" draw:fill-color="#ffffff" draw:textarea-vertical-align="middle" fo:padding-top="0.133cm" fo:padding-bottom="0.133cm" fo:padding-left="0.258cm" fo:padding-right="0.258cm"/>
    </style:style>
    <style:style style:name="gr16" style:family="graphic" style:parent-style-name="standard">
      <style:graphic-properties draw:stroke="none" svg:stroke-width="0.018cm" svg:stroke-color="#000000" draw:marker-start-width="0.225cm" draw:marker-end-width="0.225cm" draw:fill="solid" draw:fill-color="#ffffff" draw:textarea-vertical-align="middle" fo:padding-top="0.132cm" fo:padding-bottom="0.132cm" fo:padding-left="0.257cm" fo:padding-right="0.257cm"/>
    </style:style>
    <style:style style:name="P1" style:family="paragraph">
      <loext:graphic-properties draw:fill="solid" draw:fill-color="#bce4e5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 draw:fill-color="#000000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loext:graphic-properties draw:fill="solid" draw:fill-color="#ed1c24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solid" draw:fill-color="#0099b0"/>
      <style:paragraph-properties fo:text-align="center"/>
    </style:style>
    <style:style style:name="P8" style:family="paragraph">
      <loext:graphic-properties draw:fill="solid" draw:fill-color="#000000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80cm" svg:height="80cm" svg:x="-80.2cm" svg:y="19.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2" draw:layer="layout" svg:width="80cm" svg:height="80cm" svg:x="85.4cm" svg:y="20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" draw:text-style-name="P2" draw:layer="layout" svg:width="80cm" svg:height="80cm" svg:x="0.9cm" svg:y="18.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path draw:style-name="gr4" draw:text-style-name="P3" draw:layer="layout" svg:width="24.799cm" svg:height="21.599cm" svg:x="28.6cm" svg:y="68.9cm" svg:viewBox="0 0 24800 21600" svg:d="M24665 10325l-3044-548c-74-14-156-81-180-150l-934-2108c-35-64-29-167 15-227l1774-2502c43-60 34-152-19-204l-2217-2145c-53-51-147-60-210-18l-2631 1747c-62 41-169 49-236 17l-2111-837c-72-22-142-100-156-171l-587-3048c-13-72-86-131-161-131h-3135c-75 0-148 59-162 131l-586 3048c-14 71-84 149-156 171l-2111 837c-68 32-175 24-237-17l-2630-1747c-63-42-158-33-211 18l-2216 2145c-53 52-62 144-19 204l1774 2502c43 60 49 163 15 227l-934 2108c-25 69-105 136-181 150l-3044 548c-74 13-135 84-135 157v3032c0 73 61 145 135 158l2970 535c74 13 155 81 176 151l928 2241c34 66 25 169-17 229l-1687 2379c-43 60-34 152 19 204l2216 2144c53 51 148 60 210 18l2416-1604c62-41 167-43 231-7l1065 551c68 33 147 4 175-63l2196-5134c29-68 0-154-65-193l-266-157c-48-30-115-79-169-125-961-596-1599-1638-1599-2825 0-1852 1552-3354 3466-3354s3466 1502 3466 3354c0 1187-638 2229-1599 2825-53 46-119 95-169 125l-266 157c-65 39-94 125-65 193l2196 5134c30 67 107 96 175 63l1065-551c66-36 169-34 232 9l2415 1604c62 40 157 31 210-19l2217-2145c53-52 62-144 19-204l-1688-2379c-42-60-49-163-17-229l928-2241c23-70 102-138 176-151l2970-535c74-13 135-85 135-158v-3031c0-74-61-145-135-158z">
          <text:p/>
        </draw:path>
        <draw:path draw:style-name="gr5" draw:text-style-name="P4" draw:layer="layout" svg:width="26.798cm" svg:height="8.112cm" svg:x="27.584cm" svg:y="58.5cm" svg:viewBox="0 0 26799 8113" svg:d="M3716 7800c-400 300-2000 700-3100-500s-600-3100 500-3800c0 0 4600-3500 12300-3500s12300 3500 12300 3500c1200 900 1500 2500 400 3800s-2700 700-3200 400c-100-100-3700-2700-9500-2700s-9700 2800-9700 2800z">
          <text:p/>
        </draw:path>
        <draw:path draw:style-name="gr5" draw:text-style-name="P4" draw:layer="layout" svg:width="43.077cm" svg:height="10.899cm" svg:x="19.501cm" svg:y="46cm" svg:viewBox="0 0 43078 10900" svg:d="M4099 10300c-1300 1100-2900 500-3600-300s-800-2800 600-3700c200-100 7800-6300 20300-6300s20300 6100 20700 6400c1000 700 1400 2300 400 3600s-2900 900-3400 400c0 0-6900-5400-17600-5400s-17400 5300-17400 5300z">
          <text:p/>
        </draw:path>
        <draw:path draw:style-name="gr6" draw:text-style-name="P4" draw:layer="layout" svg:width="59.369cm" svg:height="13.692cm" svg:x="11.318cm" svg:y="33.499cm" svg:viewBox="0 0 59370 13693" svg:d="M4082 13201c-1100 700-2400 700-3400-300s-900-2800 300-3700c0 0 11300-9300 28700-9200s27700 8600 29000 9500c1000 900 800 2500 100 3400s-2100 1000-3300 400c-1300-900-10400-8200-25800-8300s-25600 8200-25600 8200z">
          <text:p/>
        </draw:path>
        <draw:path draw:style-name="gr7" draw:text-style-name="P5" draw:layer="layout" svg:width="24.799cm" svg:height="21.599cm" svg:x="113.1cm" svg:y="70cm" svg:viewBox="0 0 24800 21600" svg:d="M24665 10325l-3044-548c-74-14-156-81-180-150l-934-2108c-35-64-29-167 15-227l1774-2502c43-60 34-152-19-204l-2217-2145c-53-51-147-60-210-18l-2631 1747c-62 41-169 49-236 17l-2111-837c-72-22-142-100-156-171l-587-3048c-13-72-86-131-161-131h-3135c-75 0-148 59-162 131l-586 3048c-14 71-84 149-156 171l-2111 837c-68 32-175 24-237-17l-2630-1747c-63-42-158-33-211 18l-2216 2145c-53 52-62 144-19 204l1774 2502c43 60 49 163 15 227l-934 2108c-25 69-105 136-181 150l-3044 548c-74 13-135 84-135 157v3032c0 73 61 145 135 158l2970 535c74 13 155 81 176 151l928 2241c34 66 25 169-17 229l-1687 2379c-43 60-34 152 19 204l2216 2144c53 51 148 60 210 18l2416-1604c62-41 167-43 231-7l1065 551c68 33 147 4 175-63l2196-5134c29-68 0-154-65-193l-266-157c-48-30-115-79-169-125-961-596-1599-1638-1599-2825 0-1852 1552-3354 3466-3354s3466 1502 3466 3354c0 1187-638 2229-1599 2825-53 46-119 95-169 125l-266 157c-65 39-94 125-65 193l2196 5134c30 67 107 96 175 63l1065-551c66-36 169-34 232 9l2415 1604c62 40 157 31 210-19l2217-2145c53-52 62-144 19-204l-1688-2379c-42-60-49-163-17-229l928-2241c23-70 102-138 176-151l2970-535c74-13 135-85 135-158v-3031c0-74-61-145-135-158z">
          <text:p/>
        </draw:path>
        <draw:path draw:style-name="gr5" draw:text-style-name="P4" draw:layer="layout" svg:width="26.798cm" svg:height="8.112cm" svg:x="112.084cm" svg:y="59.6cm" svg:viewBox="0 0 26799 8113" svg:d="M3716 7800c-400 300-2000 700-3100-500s-600-3100 500-3800c0 0 4600-3500 12300-3500s12300 3500 12300 3500c1200 900 1500 2500 400 3800s-2700 700-3200 400c-100-100-3700-2700-9500-2700s-9700 2800-9700 2800z">
          <text:p/>
        </draw:path>
        <draw:path draw:style-name="gr5" draw:text-style-name="P4" draw:layer="layout" svg:width="43.077cm" svg:height="10.899cm" svg:x="104.001cm" svg:y="47.1cm" svg:viewBox="0 0 43078 10900" svg:d="M4099 10300c-1300 1100-2900 500-3600-300s-800-2800 600-3700c200-100 7800-6300 20300-6300s20300 6100 20700 6400c1000 700 1400 2300 400 3600s-2900 900-3400 400c0 0-6900-5400-17600-5400s-17400 5300-17400 5300z">
          <text:p/>
        </draw:path>
        <draw:path draw:style-name="gr6" draw:text-style-name="P4" draw:layer="layout" svg:width="59.369cm" svg:height="13.692cm" svg:x="95.818cm" svg:y="34.599cm" svg:viewBox="0 0 59370 13693" svg:d="M4082 13201c-1100 700-2400 700-3400-300s-900-2800 300-3700c0 0 11300-9300 28700-9200s27700 8600 29000 9500c1000 900 800 2500 100 3400s-2100 1000-3300 400c-1300-900-10400-8200-25800-8300s-25600 8200-25600 8200z">
          <text:p/>
        </draw:path>
        <draw:path draw:style-name="gr8" draw:text-style-name="P6" draw:layer="layout" svg:width="24.799cm" svg:height="21.599cm" svg:x="-52.5cm" svg:y="69.8cm" svg:viewBox="0 0 24800 21600" svg:d="M24665 10325l-3044-548c-74-14-156-81-180-150l-934-2108c-35-64-29-167 15-227l1774-2502c43-60 34-152-19-204l-2217-2145c-53-51-147-60-210-18l-2631 1747c-62 41-169 49-236 17l-2111-837c-72-22-142-100-156-171l-587-3048c-13-72-86-131-161-131h-3135c-75 0-148 59-162 131l-586 3048c-14 71-84 149-156 171l-2111 837c-68 32-175 24-237-17l-2630-1747c-63-42-158-33-211 18l-2216 2145c-53 52-62 144-19 204l1774 2502c43 60 49 163 15 227l-934 2108c-25 69-105 136-181 150l-3044 548c-74 13-135 84-135 157v3032c0 73 61 145 135 158l2970 535c74 13 155 81 176 151l928 2241c34 66 25 169-17 229l-1687 2379c-43 60-34 152 19 204l2216 2144c53 51 148 60 210 18l2416-1604c62-41 167-43 231-7l1065 551c68 33 147 4 175-63l2196-5134c29-68 0-154-65-193l-266-157c-48-30-115-79-169-125-961-596-1599-1638-1599-2825 0-1852 1552-3354 3466-3354s3466 1502 3466 3354c0 1187-638 2229-1599 2825-53 46-119 95-169 125l-266 157c-65 39-94 125-65 193l2196 5134c30 67 107 96 175 63l1065-551c66-36 169-34 232 9l2415 1604c62 40 157 31 210-19l2217-2145c53-52 62-144 19-204l-1688-2379c-42-60-49-163-17-229l928-2241c23-70 102-138 176-151l2970-535c74-13 135-85 135-158v-3031c0-74-61-145-135-158z">
          <text:p/>
        </draw:path>
        <draw:path draw:style-name="gr9" draw:text-style-name="P7" draw:layer="layout" svg:width="26.798cm" svg:height="8.112cm" svg:x="-53.516cm" svg:y="59.4cm" svg:viewBox="0 0 26799 8113" svg:d="M3716 7800c-400 300-2000 700-3100-500s-600-3100 500-3800c0 0 4600-3500 12300-3500s12300 3500 12300 3500c1200 900 1500 2500 400 3800s-2700 700-3200 400c-100-100-3700-2700-9500-2700s-9700 2800-9700 2800z">
          <text:p/>
        </draw:path>
        <draw:path draw:style-name="gr9" draw:text-style-name="P7" draw:layer="layout" svg:width="43.077cm" svg:height="10.899cm" svg:x="-61.599cm" svg:y="46.9cm" svg:viewBox="0 0 43078 10900" svg:d="M4099 10300c-1300 1100-2900 500-3600-300s-800-2800 600-3700c200-100 7800-6300 20300-6300s20300 6100 20700 6400c1000 700 1400 2300 400 3600s-2900 900-3400 400c0 0-6900-5400-17600-5400s-17400 5300-17400 5300z">
          <text:p/>
        </draw:path>
        <draw:path draw:style-name="gr10" draw:text-style-name="P7" draw:layer="layout" svg:width="59.369cm" svg:height="13.692cm" svg:x="-69.782cm" svg:y="34.399cm" svg:viewBox="0 0 59370 13693" svg:d="M4082 13201c-1100 700-2400 700-3400-300s-900-2800 300-3700c0 0 11300-9300 28700-9200s27700 8600 29000 9500c1000 900 800 2500 100 3400s-2100 1000-3300 400c-1300-900-10400-8200-25800-8300s-25600 8200-25600 8200z">
          <text:p/>
        </draw:path>
        <draw:custom-shape draw:style-name="gr11" draw:text-style-name="P2" draw:layer="layout" svg:width="80cm" svg:height="80cm" svg:x="26.6cm" svg:y="98.34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path draw:style-name="gr12" draw:text-style-name="P8" draw:layer="layout" svg:width="24.799cm" svg:height="21.599cm" svg:x="54.3cm" svg:y="148.349cm" svg:viewBox="0 0 24800 21600" svg:d="M24665 10325l-3044-548c-74-14-156-81-180-150l-934-2108c-35-64-29-167 15-227l1774-2502c43-60 34-152-19-204l-2217-2145c-53-51-147-60-210-18l-2631 1747c-62 41-169 49-236 17l-2111-837c-72-22-142-100-156-171l-587-3048c-13-72-86-131-161-131h-3135c-75 0-148 59-162 131l-586 3048c-14 71-84 149-156 171l-2111 837c-68 32-175 24-237-17l-2630-1747c-63-42-158-33-211 18l-2216 2145c-53 52-62 144-19 204l1774 2502c43 60 49 163 15 227l-934 2108c-25 69-105 136-181 150l-3044 548c-74 13-135 84-135 157v3032c0 73 61 145 135 158l2970 535c74 13 155 81 176 151l928 2241c34 66 25 169-17 229l-1687 2379c-43 60-34 152 19 204l2216 2144c53 51 148 60 210 18l2416-1604c62-41 167-43 231-7l1065 551c68 33 147 4 175-63l2196-5134c29-68 0-154-65-193l-266-157c-48-30-115-79-169-125-961-596-1599-1638-1599-2825 0-1852 1552-3354 3466-3354s3466 1502 3466 3354c0 1187-638 2229-1599 2825-53 46-119 95-169 125l-266 157c-65 39-94 125-65 193l2196 5134c30 67 107 96 175 63l1065-551c66-36 169-34 232 9l2415 1604c62 40 157 31 210-19l2217-2145c53-52 62-144 19-204l-1688-2379c-42-60-49-163-17-229l928-2241c23-70 102-138 176-151l2970-535c74-13 135-85 135-158v-3031c0-74-61-145-135-158z">
          <text:p/>
        </draw:path>
        <draw:path draw:style-name="gr5" draw:text-style-name="P4" draw:layer="layout" svg:width="26.798cm" svg:height="8.112cm" svg:x="53.284cm" svg:y="137.949cm" svg:viewBox="0 0 26799 8113" svg:d="M3716 7800c-400 300-2000 700-3100-500s-600-3100 500-3800c0 0 4600-3500 12300-3500s12300 3500 12300 3500c1200 900 1500 2500 400 3800s-2700 700-3200 400c-100-100-3700-2700-9500-2700s-9700 2800-9700 2800z">
          <text:p/>
        </draw:path>
        <draw:path draw:style-name="gr5" draw:text-style-name="P4" draw:layer="layout" svg:width="43.077cm" svg:height="10.899cm" svg:x="45.201cm" svg:y="125.449cm" svg:viewBox="0 0 43078 10900" svg:d="M4099 10300c-1300 1100-2900 500-3600-300s-800-2800 600-3700c200-100 7800-6300 20300-6300s20300 6100 20700 6400c1000 700 1400 2300 400 3600s-2900 900-3400 400c0 0-6900-5400-17600-5400s-17400 5300-17400 5300z">
          <text:p/>
        </draw:path>
        <draw:path draw:style-name="gr6" draw:text-style-name="P4" draw:layer="layout" svg:width="59.369cm" svg:height="13.692cm" svg:x="37.018cm" svg:y="112.948cm" svg:viewBox="0 0 59370 13693" svg:d="M4082 13201c-1100 700-2400 700-3400-300s-900-2800 300-3700c0 0 11300-9300 28700-9200s27700 8600 29000 9500c1000 900 800 2500 100 3400s-2100 1000-3300 400c-1300-900-10400-8200-25800-8300s-25600 8200-25600 8200z">
          <text:p/>
        </draw:path>
        <draw:custom-shape draw:style-name="gr13" draw:text-style-name="P4" draw:layer="layout" svg:width="80cm" svg:height="80cm" svg:x="-57.5cm" svg:y="98.34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path draw:style-name="gr14" draw:text-style-name="P6" draw:layer="layout" svg:width="24.799cm" svg:height="21.599cm" svg:x="-29.8cm" svg:y="148.349cm" svg:viewBox="0 0 24800 21600" svg:d="M24665 10325l-3044-548c-74-14-156-81-180-150l-934-2108c-35-64-29-167 15-227l1774-2502c43-60 34-152-19-204l-2217-2145c-53-51-147-60-210-18l-2631 1747c-62 41-169 49-236 17l-2111-837c-72-22-142-100-156-171l-587-3048c-13-72-86-131-161-131h-3135c-75 0-148 59-162 131l-586 3048c-14 71-84 149-156 171l-2111 837c-68 32-175 24-237-17l-2630-1747c-63-42-158-33-211 18l-2216 2145c-53 52-62 144-19 204l1774 2502c43 60 49 163 15 227l-934 2108c-25 69-105 136-181 150l-3044 548c-74 13-135 84-135 157v3032c0 73 61 145 135 158l2970 535c74 13 155 81 176 151l928 2241c34 66 25 169-17 229l-1687 2379c-43 60-34 152 19 204l2216 2144c53 51 148 60 210 18l2416-1604c62-41 167-43 231-7l1065 551c68 33 147 4 175-63l2196-5134c29-68 0-154-65-193l-266-157c-48-30-115-79-169-125-961-596-1599-1638-1599-2825 0-1852 1552-3354 3466-3354s3466 1502 3466 3354c0 1187-638 2229-1599 2825-53 46-119 95-169 125l-266 157c-65 39-94 125-65 193l2196 5134c30 67 107 96 175 63l1065-551c66-36 169-34 232 9l2415 1604c62 40 157 31 210-19l2217-2145c53-52 62-144 19-204l-1688-2379c-42-60-49-163-17-229l928-2241c23-70 102-138 176-151l2970-535c74-13 135-85 135-158v-3031c0-74-61-145-135-158z">
          <text:p/>
        </draw:path>
        <draw:path draw:style-name="gr15" draw:text-style-name="P2" draw:layer="layout" svg:width="26.798cm" svg:height="8.112cm" svg:x="-30.816cm" svg:y="137.949cm" svg:viewBox="0 0 26799 8113" svg:d="M3716 7800c-400 300-2000 700-3100-500s-600-3100 500-3800c0 0 4600-3500 12300-3500s12300 3500 12300 3500c1200 900 1500 2500 400 3800s-2700 700-3200 400c-100-100-3700-2700-9500-2700s-9700 2800-9700 2800z">
          <text:p/>
        </draw:path>
        <draw:path draw:style-name="gr15" draw:text-style-name="P2" draw:layer="layout" svg:width="43.077cm" svg:height="10.899cm" svg:x="-38.899cm" svg:y="125.449cm" svg:viewBox="0 0 43078 10900" svg:d="M4099 10300c-1300 1100-2900 500-3600-300s-800-2800 600-3700c200-100 7800-6300 20300-6300s20300 6100 20700 6400c1000 700 1400 2300 400 3600s-2900 900-3400 400c0 0-6900-5400-17600-5400s-17400 5300-17400 5300z">
          <text:p/>
        </draw:path>
        <draw:path draw:style-name="gr16" draw:text-style-name="P2" draw:layer="layout" svg:width="59.369cm" svg:height="13.692cm" svg:x="-47.082cm" svg:y="112.948cm" svg:viewBox="0 0 59370 13693" svg:d="M4082 13201c-1100 700-2400 700-3400-300s-900-2800 300-3700c0 0 11300-9300 28700-9200s27700 8600 29000 9500c1000 900 800 2500 100 3400s-2100 1000-3300 400c-1300-900-10400-8200-25800-8300s-25600 8200-25600 820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2-05-06T07:50:39.161000000</dc:date>
    <meta:editing-duration>PT1H14M51S</meta:editing-duration>
    <meta:editing-cycles>14</meta:editing-cycles>
    <meta:generator>LibreOffice/5.4.1.2$Windows_X86_64 LibreOffice_project/ea7cb86e6eeb2bf3a5af73a8f7777ac570321527</meta:generator>
    <meta:document-statistic meta:object-count="25"/>
  </office:meta>
</office:document-meta>
</file>